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a8c1" officeooo:paragraph-rsid="00079baa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cddef" officeooo:paragraph-rsid="000cddef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cddef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3af38" officeooo:paragraph-rsid="0003af38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3af38" officeooo:paragraph-rsid="001221b4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49d81" officeooo:paragraph-rsid="00049d81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646f" officeooo:paragraph-rsid="000e646f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79baa" officeooo:paragraph-rsid="001221b4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officeooo:rsid="0003af38" officeooo:paragraph-rsid="0003af38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officeooo:rsid="000e646f" officeooo:paragraph-rsid="000e646f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text-underline-style="solid" style:text-underline-width="auto" style:text-underline-color="font-color" officeooo:rsid="00079baa" officeooo:paragraph-rsid="00079baa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e6c71" officeooo:paragraph-rsid="001e6c71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ec6b9" officeooo:paragraph-rsid="001ec6b9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a4dd" officeooo:paragraph-rsid="000e646f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221b4" officeooo:paragraph-rsid="001221b4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3e826" officeooo:paragraph-rsid="0026a434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8beb5" officeooo:paragraph-rsid="001e6c71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2e0126" officeooo:paragraph-rsid="002e0126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c0c3d" officeooo:paragraph-rsid="0003af38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97f1" officeooo:paragraph-rsid="003497f1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80762" officeooo:paragraph-rsid="00380762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Text_20_body">
      <style:text-properties officeooo:rsid="002a9aa7" officeooo:paragraph-rsid="002a9aa7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officeooo:rsid="0039b5b4" officeooo:paragraph-rsid="0039b5b4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officeooo:rsid="003b527c" officeooo:paragraph-rsid="003b527c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officeooo:rsid="003dd1b1" officeooo:paragraph-rsid="003dd1b1"/>
    </style:style>
    <style:style style:name="P29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cddef" officeooo:paragraph-rsid="000cddef"/>
    </style:style>
    <style:style style:name="P30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T1" style:family="text">
      <style:text-properties officeooo:rsid="00079baa"/>
    </style:style>
    <style:style style:name="T2" style:family="text">
      <style:text-properties officeooo:rsid="000c664d"/>
    </style:style>
    <style:style style:name="T3" style:family="text">
      <style:text-properties officeooo:rsid="001057b6"/>
    </style:style>
    <style:style style:name="T4" style:family="text">
      <style:text-properties officeooo:rsid="001221b4"/>
    </style:style>
    <style:style style:name="T5" style:family="text">
      <style:text-properties officeooo:rsid="001c0c3d"/>
    </style:style>
    <style:style style:name="T6" style:family="text">
      <style:text-properties officeooo:rsid="001ec6b9"/>
    </style:style>
    <style:style style:name="T7" style:family="text">
      <style:text-properties officeooo:rsid="00208bca"/>
    </style:style>
    <style:style style:name="T8" style:family="text">
      <style:text-properties officeooo:rsid="00222787"/>
    </style:style>
    <style:style style:name="T9" style:family="text">
      <style:text-properties officeooo:rsid="0023e826"/>
    </style:style>
    <style:style style:name="T10" style:family="text">
      <style:text-properties officeooo:rsid="00351538"/>
    </style:style>
    <style:style style:name="T11" style:family="text">
      <style:text-properties officeooo:rsid="00374a02"/>
    </style:style>
    <style:style style:name="T12" style:family="text">
      <style:text-properties officeooo:rsid="0039c640"/>
    </style:style>
    <style:style style:name="T13" style:family="text">
      <style:text-properties officeooo:rsid="003cdd5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243_2145545824" text:style-name="Index_20_Link" text:visited-style-name="Index_20_Link">User authentification Conventions:<text:tab/>1</text:a></text:p>
          <text:p text:style-name="P22"><text:a xlink:type="simple" xlink:href="#__RefHeading___Toc245_2145545824" text:style-name="Index_20_Link" text:visited-style-name="Index_20_Link">Response conventions:<text:tab/>1</text:a></text:p>
          <text:p text:style-name="P23"><text:a xlink:type="simple" xlink:href="#__RefHeading___Toc247_2145545824" text:style-name="Index_20_Link" text:visited-style-name="Index_20_Link">Final/router response convention:<text:tab/>1</text:a></text:p>
          <text:p text:style-name="P23"><text:a xlink:type="simple" xlink:href="#__RefHeading___Toc249_2145545824" text:style-name="Index_20_Link" text:visited-style-name="Index_20_Link">Model response convention:<text:tab/>2</text:a></text:p>
          <text:p text:style-name="P24"><text:a xlink:type="simple" xlink:href="#__RefHeading___Toc177_2873580684" text:style-name="Index_20_Link" text:visited-style-name="Index_20_Link">Model business logic convention - update/insert/create<text:tab/>2</text:a></text:p>
          <text:p text:style-name="P24"><text:a xlink:type="simple" xlink:href="#__RefHeading___Toc179_2873580684" text:style-name="Index_20_Link" text:visited-style-name="Index_20_Link">Response structure from the Model<text:tab/>2</text:a></text:p>
          <text:p text:style-name="P22"><text:a xlink:type="simple" xlink:href="#__RefHeading___Toc172_1823257454" text:style-name="Index_20_Link" text:visited-style-name="Index_20_Link">Input to REST API conventions<text:tab/>2</text:a></text:p>
        </text:index-body>
      </text:table-of-content>
      <text:h text:style-name="P29" text:outline-level="1"/>
      <text:h text:style-name="P29" text:outline-level="1"/>
      <text:h text:style-name="P29" text:outline-level="1"><text:bookmark-start text:name="__RefHeading___Toc243_2145545824"/>User authentification Conventions:<text:bookmark-end text:name="__RefHeading___Toc243_2145545824"/></text:h>
      <text:p text:style-name="P2">“tokenHandler” : router/middleware responsible for checking if the token sent by client is valid.</text:p>
      <text:p text:style-name="P2"/>
      <text:p text:style-name="P2"/>
      <text:p text:style-name="P2">“userAuthenticate” : router/middleware responsible for creating and sending a new token to client after validating username password.</text:p>
      <text:p text:style-name="P2"/>
      <text:p text:style-name="P2"/>
      <text:p text:style-name="P3"/>
      <text:h text:style-name="P30" text:outline-level="1"><text:bookmark-start text:name="__RefHeading___Toc245_2145545824"/>Response conventions:<text:bookmark-end text:name="__RefHeading___Toc245_2145545824"/></text:h>
      <text:h text:style-name="Heading_20_2" text:outline-level="2"><text:bookmark-start text:name="__RefHeading___Toc247_2145545824"/>Final/router response convention:<text:bookmark-end text:name="__RefHeading___Toc247_2145545824"/></text:h>
      <text:p text:style-name="P12">Status will not be sent to client but will be sent as a response status. <text:span text:style-name="T6">Final response is managed by server\utils package. It sets the status and passes rest of the arguments object to response.</text:span></text:p>
      <text:p text:style-name="P13">This utils package also defines user defined variables for HTTP error codes and to be used through-out the application.</text:p>
      <text:p text:style-name="P13"/>
      <text:p text:style-name="P13">{</text:p>
      <text:p text:style-name="P13"><text:s text:c="2"/>status : "This field will be sent by the model but stripped off by the router before forwarding</text:p>
      <text:p text:style-name="P13"><text:s text:c="2"/>data : {</text:p>
      <text:p text:style-name="P13"><text:s text:c="3"/>// whatever data to be sent.</text:p>
      <text:p text:style-name="P13"><text:s text:c="3"/>// will be fields or array of records in case of get request</text:p>
      <text:p text:style-name="P13"><text:s text:c="2"/>},</text:p>
      <text:p text:style-name="P13"><text:s text:c="2"/><text:span text:style-name="T9">message: &lt;descriptive message useful in cases where no data is required to be sent on success&gt;</text:span></text:p>
      <text:p text:style-name="P13"><text:s text:c="2"/>requestError : <text:span text:style-name="T7">&lt;</text:span>Request level failure <text:span text:style-name="T8">message&gt;</text:span>,</text:p>
      <text:p text:style-name="P13"><text:s text:c="2"/>detailError : {</text:p>
      <text:p text:style-name="P13"><text:s text:c="4"/>// field level error, structure to reflect the structure of the from like..</text:p>
      <text:p text:style-name="P13"><text:s text:c="4"/>field1 : error1,</text:p>
      <text:p text:style-name="P13"><text:s text:c="4"/>field2 : error2</text:p>
      <text:p text:style-name="P13"><text:s text:c="2"/>}</text:p>
      <text:p text:style-name="P13">}</text:p>
      <text:p text:style-name="P17"/>
      <text:p text:style-name="P18">Note : In case of update or insert , only parent ID is returned. In case of delete, a verbose text is returned as data with status. In case of get , we get an array on data property along with status.</text:p>
      <text:h text:style-name="Heading_20_2" text:outline-level="2"><text:bookmark-start text:name="__RefHeading___Toc249_2145545824"/><text:soft-page-break/><text:span text:style-name="T5">M</text:span>odel response convention:<text:bookmark-end text:name="__RefHeading___Toc249_2145545824"/></text:h>
      <text:p text:style-name="P19">models returns a promise which has following structure. Router has to inspect the response object to understand further action.</text:p>
      <text:p text:style-name="P19"/>
      <text:h text:style-name="Heading_20_3" text:outline-level="3"><text:bookmark-start text:name="__RefHeading___Toc177_2873580684"/><text:span text:style-name="T10">Model business logic</text:span> convention - <text:span text:style-name="T10">update/insert/create</text:span><text:bookmark-end text:name="__RefHeading___Toc177_2873580684"/></text:h>
      <text:p text:style-name="P20">In the business logic, as far as possible, wrapping of the response is done. With data and requestError/detailError flags. Sometimes it may be skipped , especially in child record processing as they will be ignored anyway.</text:p>
      <text:p text:style-name="P20"/>
      <text:p text:style-name="P20">In case of success of update/ insert/<text:span text:style-name="T11">create</text:span>, we will send only the Id of the parent record back as data. We will not send across any other fields for consistency</text:p>
      <text:p text:style-name="P4"/>
      <text:p text:style-name="P21">In case of get, offcourse results have to be sent.</text:p>
      <text:p text:style-name="P21">In case of delete, we send the SQL output – but in case of delete, status is the only thing client should be interested in.</text:p>
      <text:h text:style-name="Heading_20_3" text:outline-level="3"><text:bookmark-start text:name="__RefHeading___Toc179_2873580684"/>Response structure from the Model<text:bookmark-end text:name="__RefHeading___Toc179_2873580684"/></text:h>
      <text:p text:style-name="P9"><text:span text:style-name="T1">Promise resolve</text:span> with happy go case:</text:p>
      <text:p text:style-name="P4">{</text:p>
      <text:p text:style-name="P5"><text:s text:c="4"/><text:span text:style-name="T4">status: &lt;status code&gt;</text:span></text:p>
      <text:p text:style-name="P16"><text:s text:c="4"/>message: &lt;descriptive message useful in cases where no data is required to be sent on success&gt;</text:p>
      <text:p text:style-name="P5"><text:s text:c="4"/>data : {&lt;actual data, which may be fields or array of records&gt;}</text:p>
      <text:p text:style-name="P6">}</text:p>
      <text:p text:style-name="P6"/>
      <text:p text:style-name="P10">Promise resolve with error:</text:p>
      <text:p text:style-name="P7">{</text:p>
      <text:p text:style-name="P7"><text:s text:c="4"/><text:span text:style-name="T3">status : &lt;status code&gt;</text:span></text:p>
      <text:p text:style-name="P7"><text:s text:c="4"/>requestError : &lt;Error message&gt;</text:p>
      <text:p text:style-name="P14"><text:s text:c="4"/>detailError : {error object which reflects the detail field level errors}</text:p>
      <text:p text:style-name="P7">}</text:p>
      <text:p text:style-name="P7"/>
      <text:p text:style-name="P11">Promise <text:span text:style-name="T2">reject</text:span> with error:</text:p>
      <text:p text:style-name="P15">{ </text:p>
      <text:p text:style-name="P8"><text:s text:c="4"/><text:span text:style-name="T3">status : &lt;status code&gt;</text:span></text:p>
      <text:p text:style-name="P8"><text:span text:style-name="T3"><text:s text:c="4"/>requestError : </text:span>&lt;error message&gt;</text:p>
      <text:p text:style-name="P15">}</text:p>
      <text:p text:style-name="P1"/>
      <text:h text:style-name="Heading_20_1" text:outline-level="1"><text:bookmark-start text:name="__RefHeading___Toc172_1823257454"/>Input to REST API conventions<text:bookmark-end text:name="__RefHeading___Toc172_1823257454"/></text:h>
      <text:p text:style-name="P25">In case of parent child update/insert and create, pass empty [] for child key even if there are no values</text:p>
      <text:h text:style-name="Heading_20_1" text:outline-level="1">Improvements</text:h>
      <text:p text:style-name="P26"><text:span text:style-name="T12">c</text:span>onvert to TypeScript <text:span text:style-name="T13">and validations</text:span></text:p>
      <text:p text:style-name="P27">convert to FP</text:p>
      <text:p text:style-name="P28">Deploy to AWS as Lamda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7:11:27.953715843</meta:creation-date>
    <meta:generator>LibreOffice/6.0.7.3$Linux_X86_64 LibreOffice_project/00m0$Build-3</meta:generator>
    <dc:date>2020-08-02T08:01:23.723928644</dc:date>
    <meta:editing-duration>PT12H24M19S</meta:editing-duration>
    <meta:editing-cycles>57</meta:editing-cycles>
    <meta:document-statistic meta:table-count="0" meta:image-count="0" meta:object-count="0" meta:page-count="2" meta:paragraph-count="61" meta:word-count="511" meta:character-count="3088" meta:non-whitespace-character-count="2572"/>
  </office:meta>
</office:document-meta>
</file>